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Standard">
      <style:paragraph-properties fo:text-align="end" style:justify-single-word="false"/>
      <style:text-properties style:font-size-complex="24pt"/>
    </style:style>
    <style:style style:name="P2" style:family="paragraph" style:parent-style-name="Standard">
      <style:paragraph-properties fo:text-align="end" style:justify-single-word="false"/>
    </style:style>
    <style:style style:name="P3" style:family="paragraph" style:parent-style-name="Standard">
      <style:text-properties officeooo:paragraph-rsid="00238e99"/>
    </style:style>
    <style:style style:name="P4" style:family="paragraph" style:parent-style-name="Text_20_body">
      <style:paragraph-properties fo:text-align="center" style:justify-single-word="false"/>
      <style:text-properties officeooo:rsid="001d9f67" officeooo:paragraph-rsid="001d9f67"/>
    </style:style>
    <style:style style:name="P5" style:family="paragraph" style:parent-style-name="Text_20_body">
      <style:paragraph-properties fo:text-align="start" style:justify-single-word="false"/>
      <style:text-properties officeooo:rsid="001d9f67" officeooo:paragraph-rsid="001d9f67"/>
    </style:style>
    <style:style style:name="P6" style:family="paragraph" style:parent-style-name="Heading_20_1">
      <style:paragraph-properties fo:text-align="center" style:justify-single-word="false"/>
    </style:style>
    <style:style style:name="P7" style:family="paragraph">
      <style:paragraph-properties fo:text-align="center"/>
      <style:text-properties fo:font-size="12pt"/>
    </style:style>
    <style:style style:name="P8" style:family="paragraph">
      <style:paragraph-properties fo:text-align="center"/>
    </style:style>
    <style:style style:name="T1" style:family="text">
      <style:text-properties style:font-size-complex="24pt"/>
    </style:style>
    <style:style style:name="T2" style:family="text">
      <style:text-properties fo:font-weight="bold"/>
    </style:style>
    <style:style style:name="T3" style:family="text">
      <style:text-properties officeooo:rsid="00238e99"/>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Religious Status of The World Before Islam</text:h>
      <text:p text:style-name="P4">By Dr. Yasir Qadhi</text:p>
      <text:p text:style-name="P5"/>
      <text:p text:style-name="P5"><draw:line text:anchor-type="paragraph" draw:z-index="0" draw:name="Shape1" draw:style-name="gr1" draw:text-style-name="P7" svg:x1="-0.0067in" svg:y1="-0.1181in" svg:x2="6.8902in" svg:y2="-0.1181in"><text:p/></draw:line>Title: Religious Status of The World Before Islam</text:p>
      <text:p text:style-name="P5">Lecturer: <text:span text:style-name="T3">Dr. yasir Qadhi</text:span></text:p>
      <text:p text:style-name="P5">Lecture Date:</text:p>
      <text:p text:style-name="P5">Lecture Place:</text:p>
      <text:p text:style-name="P5">Transcriber:</text:p>
      <text:p text:style-name="P5">Transcript Source: https://arqadhi.blogspot.com/2015/11/004-religious-status-of-world-before.html</text:p>
      <text:p text:style-name="Standard"><draw:line text:anchor-type="paragraph" draw:z-index="1" draw:name="Shape2" draw:style-name="gr1" draw:text-style-name="P8" svg:x1="0.0252in" svg:y1="0.1862in" svg:x2="6.9106in" svg:y2="0.1862in"><text:p/></draw:line></text:p>
      <text:p text:style-name="Standard"/>
      <text:p text:style-name="Standard"/>
      <text:p text:style-name="Standard">Bismillahirrahmanirrahim. Alhamdulillah. Wassolaatu wassalaamu 'alaa rasuulillahi wa 'alaa aalihi wa sohbihi wa man walaah. Ammaa ba'd.<text:line-break/><text:line-break/>We continue from where we had left off talking about the seerah of the Prophet SAW. And we are still talking about the situation of Arabia, before the coming of the Prophet SAW. And in today's lecture, -in sha Allahu ta'aalaa- we're going to shed some light upon the religious status of the Arabs. The religious status of the Arabs before the advent of the Prophet SAW. And in fact, the religious status of the world.<text:line-break/><text:line-break/>And the reason why we need to illustrate this; the reason why we need to talk about what people believe before the coming of the Prophet SAW, is to appreciate the blessings that the Prophet SAW came with. When we understand pre-Islam, we will appreciate Islam. Just like we understand opposites: when we understand black, we understand white; when we understand night, we understand day. We always look at opposites to appreciate each thing; we contrast. So when we understand Jahiliyah, when we understand the idolatry, paganism that was prevalent in pre-Islam; we will appreciate the blessings that Allah SWT gave through our Prophet SAW by sending our Prophet SAW to the worlds.<text:line-break/><text:line-break/>Now we know that every nation had prophets. Allah says in the Qur'an:</text:p>
      <text:p text:style-name="P1">وَإِن مِّنْ أُمَّةٍ إِلَّا خَلَا فِيهَا نَذِيرٌ</text:p>
      <text:p text:style-name="Standard"><text:line-break/>Every ummah had a prophet. So the Arabs as well had a prophet. And their prophet was of course the Prophet Ibrahim AS and his son Ismail. And that is why numerous times in the Qur'an, Allah mentions "ملة أبيكم إبراهيم", "This is the religion of your forefather Ibrahim." And the Prophet Ibrahim AS had sanctioned many practices which remained for thousands of years until the coming of the Prophet SAW.<text:line-break/><text:line-break/><text:bookmark text:name="more"/><text:line-break/><text:line-break/>So of the practices that Ibrahim AS began was to consider Makkah sacred. What is it mean sacred? We <text:soft-page-break/>call Makkah 'Haram' from the same word as 'haram'. It's the same word, 'haram'. Haram and haram. Haram is called Haram because many things that are halal outside the Haram are haram inside the Haram. This is why we call it 'The Haram'. It's a sanctity. So for example, you're not allowed to hunt game in the Haram. You see a wild deer, you cannot go hunt it; this is a Haram. You're not allowed to pull a tree, you cannot pull a leaf from the Haram. Everything that is natural, it's Allah's creation; you cannot touch it. Allah says in the Qur'an,</text:p>
      <text:p text:style-name="P1">وَمَنْ دَخَلَهُ كانَ آمِناً</text:p>
      <text:p text:style-name="Standard"><text:line-break/>Whoever enters the Haram is safe. And this is a ruling we still apply in our sharia: that if a criminal, if ANY evil person does a crime and he runs to the Haram seeking refuge, then Allah says 'he is safe'. Because this is a Haram. And the Jahili Arabs upheld this. Ibn 'Abbas said: We would see (in the days of Jahiliyah) the murderer of his father doing tawaf." And he wouldn't touch a hair on his head. You can't do anything. This is the Haram, right? So Ibrahim sanctioned the Haram. Showing respect to the Ka'abah - Ibrahim AS sanctioned them.<text:line-break/><text:line-break/>Instituting the sacred months. There are four sacred months in our sharia; in these sacred months, all hostility has to seize. You're not allowed to engage in any warfare. Everybody must be at peace. And of course this is a boost to economy when you have warring tribes, then Allah says 'no, in these four months, there must be peace, doesn't matter what the excuses.' So this boost the economy. It brings about peace in society.<text:line-break/><text:line-break/>Of the things that Ibrahim AS instituted, of course was the hajj. With all of its rights and rituals: doing tawaf, doing sa'i between Safa and Marwah, the aspect of sacrificing animals around the Haram, the aspect of decorating animals (this is a thing that a lot of people don't know, but even in our sharia, when we assign an animal to sacrifice, [people would take it from their villages, from their cities, and travel to Makkah with it,] those animals are decorated, they're garlanded, decorations are put on them so everybody knows that these animals have been dedicated to the poor of the Haram). So where did this come from? From the Prophet Ibrahim AS.<text:line-break/><text:line-break/>Quick footnote here. Many non-Muslim researchers, they say these aspects of Islam are taken from pagan culture; because the pagans venerated the Ka'abah as the holy sanctuary, and the pagans had tawaf, and the pagans did this, and the pagans did that. Now this is all perspective. Is the glass half empty? Half full? It's all a matter of perspective. For the non-Muslims, they're not looking at the fact that this is coming from Ibrahim. And they think that these are pagan rituals; so the Prophet SAW ~according to their perspective~ adopted certain things from paganism, and then he added his own two cents. For us, we say: 'No. He resurrected the original teachings of the Prophet Ibrahim AS, and he cleansed away the paganism.' So if the Arabs had a prophet, and if this prophet is Ibrahim; and Ibrahim is teaching tawheed, where did paganism come from? - Simple question. Ibrahim is upon tawheed. One God. He doesn't have idols. Ismail, One God.<text:line-break/><text:line-break/>Where does paganism come from? Our Prophet SAW told us; [so then we have a historical fact, because our Prophet SAW said it]. Our Prophet SAW told us when and where paganism began; and how it began. Hadith is in Sahih Muslim. He said: "I saw 'Amr ibn Luhay al-Khuza'i wandering around in the Fire of Hell with his entrails cut open behind him." -You know, it's a very severe punishment. "I saw 'Amr ibn Luhay al-Khuza'i being punished in a humiliating manner". Why? The Prophet SAW said: "He was the first to baddala deena Ismail". Notice he said 'deen Ismail'; 'Ismail's religion'. - Ibrahim and Ismail, they had a deen, they had a religion, that is Islam - . The first person to change it <text:soft-page-break/>was 'Amr ibn Luhay al-Khuza'i. And he was also the first person to introduce superstitions. Allah says in the Qur'an:</text:p>
      <text:p text:style-name="P1">مَا جَعَلَ اللَّهُ مِنْ بَحِيرَةٍ وَلا سَائِبَةٍ وَلا وَصِيلَةٍ وَلا حَامٍ</text:p>
      <text:p text:style-name="Standard"><text:line-break/>These are four types of animals. And I haven't even memorize them because they're so complicated; "if the seventh female of a seven female camel is born" - these types of weird superstitions. In other words, "if you have the second male from a third female" - something like this; weird permutation; THAT particular animal has to be killed for the gods. So you work out superstitions. You work out charms. You work out all of these paganistic stuff. He was the one who began this.<text:line-break/><text:line-break/>And it is narrated that 'Amr ibn Luhay traveled to Syria. And the Syria, they had the 'Amaaleq (the Amalekites). And the Amalekites are mentioned in the Old Testament. And they are an ancient civilization. And they are a civilization-the Old Testament calls them of 'Giants' - meaning, they were tall people; and they had structures, and they had a civilization. And when he visited the 'Amaaleq, (the Arabic, it's called 'Amaaleq; in English and western language it's called the Amalekites), when he visited the 'Amaaleq, he found them worshiping idols. And he found them to be this powerful civilization. So he said: "What are these idols?" So they said: "These are our sources of power. When we're in droughts, when we're in hunger, when the enemy attacks, we pray to these idols and miracles happen." So he said: "Can you gift me one of these idols? I'll bring it back home. I wanna take it back." So they gave him an idol by the name of Hubal. And so Hubal became the first idol of the Arabian peninsula, and it also became the main idol of the Quraish. And that is why hundreds of years later, in the Battle of Uhud, when Abu Sufyan thought that they had won, he screamed out: "U'ulu Hubal"; "Hubal has won". Because he's fighting against the Muslims. He mentions the idol that 'Amr ibn Luhay al-Khuza'i..."Hubal has won". And so the Prophet SAW said, "Respond back to him, don't let this go by." "Respond back to him." So 'Umar ibn Khattab said: "How do we respond back?" So the Prophet SAW said that: "Say that Allah is our protector and you have no protector." "Allahu mawlana, wa laa mawla lakum".<text:line-break/><text:line-break/>Now the point being that 'Amr ibn Luhay brought back this Hubal. And he put it in front of the <text:s/>Ka'aba, and this was the first time that paganism started. It is also said that 'Amr ibn Luhay changed the talbiya for hajj. And some people say it was changed a few generations after him. So what was talbiya? What is talbiya? We all know talbiya. We should know talbiya. "Labbaikallahumma labbaik", this is what we say when we go for hajj. What is "Labbaik" mean? "Labbaik" means "I am responding, O Allah" "I'm answering the call"; why? Because Allah, from the time of Ibrahim Allah announced hajj. "Wa adzdzin fin naasi bil hajj". There is a adzaan for hajj. "Calling people for hajj". So there is a eternal call, "Come do hajj". When we go do hajj, we say "Labbaik" "I'm responding to the call" "I hear the call" "Labbaik". So Ibrahim AS was the one who began "Labbaikallahumma labbaik. Labbaika laa shariika laka labbaik." - When this guy, 'Amr ibn Luhay came along, he changed it. He has to change it, because part of the talbiya says: "labbaika laa shariika lak"...Well, he's changing the religion. There are sharik. Sharik means? 'Partner'. There are sharik now. So he changed it, he modified it. What did he say? And this is in Sahih Muslim. That the Quraish had a different talbiya. What was their talbiya? "Labbaikallahumma labbaik. Labbaika laa shariika lak", so far so good. And then they say, "Illaa". There is an 'illaa', 'except' - this doesn't make sense here. What do you mean 'except'? How can you have an 'except'? "You have no partner EXCEPT". Except what? "Illaa sharikan huwa lak tamlikuhu wa maa malak". "Except for a partner who belongs to you. And you control the partner. And you control all that he controls." "You have partners; but you're the big boss." - that's according to them. Just like ancient Greek, ancient Rome; there's the big boss Jove or Jupiter; Zeus, these are the big people. And then you have the minor gods.<text:line-break/><text:soft-page-break/><text:line-break/>So the Quraish invented this new fangled interpretation.<text:line-break/><text:line-break/>Now. 'Amr ibn Luhay, when did he live? I tried a lot, to do research about can we find a date or not. Of course the reality is we're not going to find a date because the Arabs did not record things in dates. The Arabs were like the ancient Chinese, they recorded things in occasions; "the-year-when-the-elephant-attacked", "'aamal fiil", right? This is how they record things. They didn't have a calendar. They didn't import the Roman calendar. They didn't import the Persian calendar. Of course they didn't believe in the Jewish calendar. Until 'Umar ibn al-Khattab began the Islamic calendar. The Arabs did not have a calendar. When you don't have a calendar, how are you going to demarcate dates? By big events: This was the year when we had that battle - so we remember that year; and then a few years later something else happen, so they will remember that year. In between, they can say "two years after the big battle", "three years before the incident of the elephant". This is how they would have dates. So obviously, when it comes to translating when 'Amr ibn Luhay al-Khuzaa'i lived, it is impossible for us to fully comprehend.<text:line-break/><text:line-break/>However what I did was, I went back to figure out which generation did he belong to; and he belonged to a generation which is basically around the generation of Fihr - who is the original founder of Quraish. So assuming that every generation is around forty years, forty five years, rough guess, 'Amr ibn Luhay al-Khuzaa'i was in the first century of the Christian era. The first century of the Christian era. And our Prophet SAW was born in the sixth century of the Christian era, right? Five hundred and seventy or so...this is roughly the date CE when he was born. We'll talk about that next week -in sha Allah-, the day and the year he was born and the Christian equivalent=around 570, 571 CE of the Christian era our Prophet SAW was born. So around 500 years before the coming of our Prophet SAW, 'Amr ibn Luhay introduces Hubal. So it takes five centuries of pure paganism to spread to all of Arabia.<text:line-break/><text:line-break/>Now question arises: How could one man single handedly change the religion of Ibrahim and Ismail? This is a question that we should ask ourselves and benefit from in order not to fall into this trap. One man can change the religion of their forefathers, Ibrahim and Ismail. How so? Allahu a'lam. but I think that we can summarize it in two factors:<text:line-break/><text:line-break/>First and foremost: the inferiority complex that 'Amr ibn Luhay had towards the advanced Amalekites ('Amaaleqah). Because the Amalekites were a powerful civilization. They were civilization that had history, writing, architecture, large buildings, they were known to be undefeated. And that's what the Old Testament also mentions, that the Amalekites are the feared; 'this is the nation that is indestructible'. Everybody's scared of them. And they're described to be giants, meaning probably they're maybe six and half, seven foot tall, the average person amongst them. They're a generation, there's a group of people whom the world looks up to. So 'Amr ibn Luhay felt a complex that 'these are the mighty nation. We should take from them in everything'. So because the Syrian society, the Amalekites were so powerful, 'Amr ibn Luhay assumed they must be correct in everything.<text:line-break/><text:line-break/>And it is very important that we take from this lesson, things that we benefit from in our times: Simply because a nation is powerful, doesn't mean it has the correct morality, the correct ethics, the correct theology. Simply because a nation has technology, or civilization, or architecture, doesn't mean it is better in everything. Yes it's better in some things, but not in everything. So here we have 'Amr ibn Luhay was so astounded that, "these Amalekites can never be defeated, they have this and that; surely there must be upon guidance", so he took from them their theology.<text:line-break/><text:line-break/>Now suppose he did, who is he to be accepted amongst his people? Here we get to the second factor. So <text:soft-page-break/>the first factor was that the Amalekites were considered to be so powerful and mighty. There's an inferiority complex.<text:line-break/><text:line-break/>The second factor' Amr ibn Luhay was not just a lay person. He was the chieftain of Khuza'a. Who is Khuza'a? You member a few weeks ago I mentioned very briefly the history of Makkah for five hundred years? Very briefly, just a few paragraphs. And we mentioned that the descendants of Ismail were for a period of time kicked out of Makkah. Until Qusoy came and reconquered Makkah...right? So for this period of time, who was in charge? Khuza'a. So in a way there's a matter of 'izzah here. The Quraish did not introduce idolatry. Khuza'a did. However we say Quraish followed them, so there's a negative there. But Quraish did not introduce idolatry. Khuza'a did. Khuza'a is another tribe; not Quraish. So Khuza'a was in charge of Makkah, not the Quraish. And 'Amr ibn Luhay was their chieftain. And this chieftain was considered to be one of the most respected chieftains of Arabia. And it is said that he had a lot of power, that he won a number of victories, that he defended Makkah against foreign invasions, that he was a generous man; so his people loved him. So when his people loved him...and he imported a theology, then the people followed.<text:line-break/><text:line-break/>And we can add a third reason here: And that is that, there must have been at least two thousand years since the time of Ibrahim to 'Amr ibn Luhay. We talked about this in the second or third lesson. How many years between Ibrahim and our time? At least two thousand years must have gone by. Between Ibrahim and Ismail and 'Amr ibn Luhay. So we have now therefore, a long time where there's no guidance. There's no prophets. Where the message of the prophets has become diluted; where ignorance prevails. And this is the three factors then.<text:line-break/><text:line-break/>Number one: Inferiority complex. You think that a civilization is better, 'everything must be right about them'.<text:line-break/><text:line-break/>Number two: The person who says it has credentials. He's prestigious.<text:line-break/><text:line-break/>And number three: Ignorance.<text:line-break/><text:line-break/>Now wallahi, these three factors, we need to understand them right now as we speak in 2011. Because wallahi our religion is being bombarded by a lot of people. And we have the exact same three factors. People are saying very strange things. People are wanting us to accept complete variations of our religion. Why? Wallahi the exact same three things.<text:line-break/><text:line-break/>Number one is inferiority complex towards another civilization, which might indeed be the most powerful technologically, militarily - might have the most civilization in some aspects. But that doesn't mean that morally, theologically, ethically, they are the leaders of the world. We have 'izzah through our Qur'an and Sunnah. And we have the truth. And simply because a nation is more powerful than us militarily, it doesn't mean that they are more closer to truth than us.<text:line-break/><text:line-break/>Number two: We have people with lots of credentials; people who are being promoted by others as being the reformers and whatnot: that 'these are the people we need to listen to', 'these are the Martin Luther of Islam' - that we're being told...right? And they have, maa shaa Allah, PhDs and whatnot from the fanciest universities. And they have the gift of the tongue, and they have publications, and they are famous, and they're very intelligent. Just like 'Amr ibn Luhay was accepted.<text:line-break/><text:line-break/>And number three: Ignorance. The average Muslim does not know his religion inside out. And then when somebody comes and speaks in 'generic slogans', then it's very easy to be mesmerized; it's very <text:soft-page-break/>easy to fall prey. And wallahi it might not be maybe as bad as shirk, but still, we're facing an onslaught of changing of the faith. And alhamdulillah, alhamdulillah, there are people that are talking about this and against this; and correcting these misconceptions. But I think it's very pertinent to discuss these three factors of 'Amr ibn Luhay al-Khuzaa'i.<text:line-break/><text:line-break/>So 'Amr ibn Luhay as we said, lived around four, five hundred years before the coming of the Prophet SAW. There are even narrations -and Allah knows best-, these are simply found in the books of history; we're never going to know if they're sure or not, that: Shaytan inspired him through a dream ~because shaytan also inspires by the way. Shaytan also sends 'wahyi'; Shaytan gives 'wahyi'. And Allah AWJ also gives wayhi; but the 'wahyi' of shaytan comes from him - and it is evil. And Allah's wahyi is pure and comes from Allah SWT. Allah says in the Qur'an:</text:p>
      <text:p text:style-name="P1">وَ إِنَّ الشَّياطينَ لَيُوحُونَ إِلى‏ أَوْلِيائِهِمْ لِيُجادِلُوكُمْ</text:p>
      <text:p text:style-name="Standard"><text:line-break/>That: "Shayateen inspire their people so that they can come and argue and debate with you."<text:line-break/><text:line-break/>So shaytan himself gives wahyi~.<text:line-break/><text:line-break/>So there are some books of history that mention that shaytan inspired, i.e. through a dream, through whispering, to 'Amr ibn Luhay the names of the original idols that first began idolatry on this earth; and these are names mentioned in the Qur'an. How did idolatry began? Allah mentions in the Qur'an: the people of Nuh were the first people to invent idolatry.</text:p>
      <text:p text:style-name="P1">وَقَالُوا لَا تَذَرُنَّ آلِهَتَكُمْ وَلَا تَذَرُنَّ وَدًّا وَلَا سُوَاعًا وَلَا يَغُوثَ وَيَعُوقَ وَنَسْرًا</text:p>
      <text:p text:style-name="Standard"><text:line-break/>Five names. And ibn 'Abbas mentions the story. ~and this is...you can imagine, this is at a time when there's only one village on earth. There's only one civilization~. And these five people *complicated names* but these are the original men: Wadd, Suwa',Yaghuth, Ya'uq, and Nasr. These five people were righteous men. Good people. And when they died, the people built images, statues, icons of them; to remind them(selves) of their piety. And slowly but surely, as generations kept on going, instead of just looking at the statue to be reminded of the piety, they began worshiping the statue. It's a stepping stone as shaytan used it. So it is said that shaytan inspired 'Amr ibn Luhay to resurrect these five idols. And subhaanallah, in ways, we have to explain that these five idols were in fact worshiped in Arabia when the Prophet SAW came. Even though they had not been worshiped for... millenia! And yet when the Prophet SAW came, there was one tribe that had Wadd, one tribe that had Suwa', one tribe that had Yaghuth, and had Nasr, all of these were there! How would these names are resurrected? Some books of history say: it was this man, 'Amr ibn Luhay al-Khuzaa'i.<text:line-break/><text:line-break/>And he put one stone in front of the Ka'abah, and this is the Hubal. And then from this, people began proliferating idols.<text:line-break/><text:line-break/>How so? Well, the first thing that they did is that they began worshiping...~this is really interesting~... they began worshiping the stones that the Ka'abah was built with. How so? We learned from the traditions that whenever a caravan left Makkah, they would chip away and take a rock from the Ka'abah. And they would take this rock as being equivalent to an idol. And wherever they went, they would then put the rock there, and then worship this stone. What was this stone? The building blocks of the Ka'abah.<text:line-break/><text:soft-page-break/><text:line-break/>Now. We as Muslims -this is something a lot of people don't think about- we don't consider the bricks of the Ka'abah to be sacred and holy. The bricks of the Ka'abah are just clay and sand. It is the location that is holy. It's not the marble of the floor. It's not the silk covering of the Ka'abah. It's not the bricks that the Ka'abah is used to built with. It is the place that Allah created. And the Ka'abah -a lot of people don't know this- is rebuilt every few decades. It's just like any structure. How long does a building last? You know. The last reconstruction of the Ka'abah, who can guess when it happened? The current Ka'abah that we see now, who knows when was this Ka'abah built? The people who live and visit frequently know: around 10 years ago. The current Ka'abah is literally only 10 years old. That's it. There is nothing holy about the Ka'abah. It is the area, it is the land of Makkah that is sacred. The Ka'abah comes and goes in after another fifty years, it's going to grow weak, the foundations are going to be crumbling, they're going to have to rebuild it.<text:line-break/><text:line-break/>But the people of the Makkah at the time, they didn't realize this. They let paganism seep in. So they would take bricks of the Ka'abah and then they would worship those bricks. And of course this is the stepping stone idolatry. Another sahabi who accepted Islam, Abu Raja al-'Utharidi mentions that: before Islam came, we used to worship rocks and stones. (Hadith is in Sahih Muslim). "We used to worship rocks and stones. And if we found a rock that looked more beautiful than the rock we're worshiping, we would throw that rock away and put the other rock in it's place. And if we were traveling in the desert and we couldn't find a rock, -listen to this- we would gather some send, put it into a pile, bringing a goat, squeeze some milk out of it (to make the stand firm), and then do tawaf around that sand.<text:line-break/><text:line-break/>Now. Wallahi it's mind boggling to think intelligent people would do this, but if you go to some countries on earth (I'm not going to mention anything here, because people might get offended), but if you go to some places on earth, wallahi every street corner; you go to the middle of the jungles and you'll find people have built a mausoleum or a structure or a pagan temple, and you look and you see there is a rock with red painting or yellow painting on it. Just a rock! And you find people putting meat in front of the rock, and putting butter, and putting -you know- sweets in front of the rock. And it's mind boggling that to this day people can act like this. That they're gonna give their acts of worship, they're going to prostrate, they're going to lower their heads to a wood, or a rock, or a stone. And when you read this you wonder -subhaanallah- but then you see it with your own two eyes... and you see, "no! this is still here."<text:line-break/><text:line-break/>And then we talk about those who do this in our own religion, in our own culture; there are some Muslims who do the same with graves, with saints, with mausoleums...the same thing! You see it in many Muslim countries. You go and you find Muslims literally bowing their head down in front of the grave of a saint, of a wali, of a piir; doing tawaf around the grave. And you wonder, where is "laa ilaaha illallah"? This is exactly what the Jahili Arabs did.<text:line-break/><text:line-break/>One of the most disgusting stories -to be honest- is that of Naila and Assaaf. Naila and Assaaf. Naila and Assaaf were two idols. Naila was put on Safa; and Assaaf was put on Marwah. And so the Quraish, when they did tawaf they would touch Naila and Assaaf, when they're going back and forth. When Islam came, the Muslims felt hesitant, "How can we do sa'i when it's meant to commemorate Naila and Assaaf." So Allah revealed in the Qur'an the verses that we all know:</text:p>
      <text:p text:style-name="P2"><text:s/><text:span text:style-name="T1">إِنَّ الصَّفَا وَالْمَرْوَةَ مِن شَعَائِرِ اللَّهِ</text:span></text:p>
      <text:p text:style-name="P3"><text:line-break/>Safa and Marwah are holy before Naila and Assaaf were put there. "Safa and Marwah are from the <text:soft-page-break/>signs of Allah." Before Naila and Assaaf ever came. Safa and Marwah are from the signs of Allah. So whoever does hajj, then there is no sin on you if you do tawaf, i.e. sa'i between them; "there's no sin" meaning "don't feel guilty", "there's no evil in Safa and Marwah".<text:line-break/><text:line-break/>What is Naila and Assaaf? 'Aisha says that: Since we were children, we were hearing the story of Naila and Assaaf; the legends that they have. Naila and Assaaf...[may Allah forgive us for even narrating such disgusting things; but this is what the books of history say]: They were two lovers. Male and female. Naila and Assaaf. Assaaf is the male; and Naila is the female. They were two lovers. And they could not find a place to be intimate - because they were not married; except the interior of the Ka'abah. So they consummated their romance inside the Ka'abah. And as a punishment, Allah destroyed them, and solidified, and petrified them right then and there.<text:line-break/><text:line-break/>Now when the Quraish came across them, they actually took them as a miracle. And they put these two on Safa and Marwah. And that is why the Muslims say: "How can we do sa'i between Safa and Marwah?". So Allah said: Look. Safa and Marwah have nothing to do with Naila and Assaaf. So this is the story of Naila and Assaaf; again, it shows you the paganism that the Jahili Arabs were upon.<text:line-break/><text:line-break/>And we also know that when the Prophet SAW conquered Makkah, there were around 360 idols around the <text:s/>Ka'abah. 360 idols of various shapes and sizes. Some idols were in the shape of full humans; some were in the shape of animals; most of them were in the shape of half human half animal. And you know, to this day, the children's fairy tales: half horse and half...you know...human, and half lion...and just like the sphinx of Egypt or...you know...this type of theology; we read in the books of history that most of these idols were humanoid - a little bit of human, a little bit of animal. And they would then put these statues around the Ka'abah.<text:line-break/><text:line-break/>Also we learn that the Quraish had the theology that 'Allah has daughters'. And that these 'daughters' are His angels. And they would worship the angels, They would worship the angels thinking that 'these are the daughters of Allah'. So they would consider the angels to be the 'daughters of Allah'.<text:line-break/><text:line-break/>Now, the Arabs did not have a specified theology. They didn't have a creed. You know, we as Muslims we have a creed. We believe in Allah, and the angels, the day of judgment, qadr; we have a creed. We need to understand that societies that are idolatrous, -paganistic societies-, they don't have creeds. For example: Hindus are the most clear example of idolatrous religion. Hindus don't have creeds. If you ask 10 different Hindus what their religion is, you'll get 10 different answers...right? Because there is no unified creed. There's no 'aqidah as we called it. And one Hindu can worship one god, another can worship another god, and you can have 6 million Hindus worshiping 6 million gods, different. And each one has a different perception of what his god can or cannot do. This is all legit in their religion because there's no unified creed. The same goes for the Arabs; that there was no unified creed. Many of them believed in the day of judgment, many of them denied it; many of them believed this, many of them didn't; there's no unified creed. But the one thing that they all agreed upon is that 'we need to worship these idols to come closer to Allah SWT'. They have some form of idolatry.<text:line-break/><text:line-break/>Does this mean that the entire society was idolatrous? No. History records that there were some exceptions to this rule. And it is very interesting to look at these exceptions and to derive some benefit and wisdom from this. And the books of seerah mentioned that there were a handful of people called Hanif, Hunafaa (plural: Hunafaa; singular: Hanif). And Hanif means, 'turning away from'. So the Hanif or Hunafaa are turning away from shirk and turning to Allah SWT. This is what Hanif means. That they're turning away from shirk; and they're turning to Allah.<text:line-break/><text:line-break/><text:soft-page-break/>We mentioned some of the stories of the Hunafaa; one of the most interesting Hunafaa -which we only have literally four, five paragraphs of knowledge about-, is Quss ibn Sa'ida. Quss ibn Sa'ida was not from the Quraish. He was from the Banu Iyad, a tribe that was far away. In modern day, around Oman and Bahrain, that area. And Quss ibn Sa'ida was probably around 80, 90 (of course the books generally exaggerate, they say 100, 150, some even say 300 but ya'ni we can imagine he was an old man) when the Prophet SAW saw him as a young man. So the Prophet SAW met Quss ibn Sa'ida when he was in his twenties. And Quss ibn Sa'ida would come to Makkah for the hajj. Remember the hajj is a universal right, people from all over Arabia are coming. So Quss ibn Sa'ida came from the Banu Iyad and he was preaching against idolatry. And it is mentioned that he was one of the most eloquent of the poets. And his poetry (or his rajs, which is not quite poetry. It's a manner of speaking), some people have said: it is the most resembling of the language of the Qur'an. And this shows us that he was upon the fitrah, and the closest to the religion of Islam. So for example he has (and I quote some Arabic here):</text:p>
      <text:p text:style-name="P2">يا أيها الناس، اسمعوا وعوا، وإذا سمعتم شيئا فانتفعوا، إنه من عاش مات، ومن مات فات، وكل ما هو آت آت</text:p>
      <text:p text:style-name="Standard">And it goes on. "O people. Listen to me and understand. And when you hear, then benefit. Because whoever lives of a surety will die. And whoever dies has finished (there's nothing more for him to do). And everything that Allah has decreed will indeed come about."<text:line-break/><text:line-break/>And he has:</text:p>
      <text:p text:style-name="P2">يا معشر إياد، أين ثمود وعاد، وأين الآباء والأجداد، أين المعروف الذي لم يشكر، والظلم الذي لم ينكر، أقسم قس بالله إن لله لدينا أرضى من دينكم هذا</text:p>
      <text:p text:style-name="Standard">"O people of Iyad, where is Thamud? Where is 'Aad? Where are your fathers and where are your grandfathers? And who will reward the one who does good but he was never rewarded? And who will punish the one who does injustice but he was never punished?" In other words: 'Do you think this is it? Do you think there's no hereafter? Who's going to reward the one who does good but he was never thanked? And who's going to punish the one who does evil but he was never punished?' - he's referencing to the Day of Judgment. "I swear by Allah that there must be a religion better than the religion you are upon." - he doesn't know it because there's no prophecy. He doesn't know it because the Prophet SAW has not yet been sent.<text:line-break/><text:line-break/>And it is said many many years later in the ninth year of the Hijra; this is 50 or 40 years after the Prophet SAW's first met Quss, that when the Banu Iyad came to accept Islam, the Prophet SAW said: "Where is Quss ibn Sa'ida? Who amongst you knows him?" So they said: "He died a long time ago - four decades or something ago." So the Prophet SAW said: "I remember him on a camel, a red camel, and I remember that he had mesmerizing speech. Can anybody amongst you remind me of it?" So they reminded him of that speech; and this is some of what I narrated to you right now. So they reminded him of what Quss said and the Prophet SAW liked what Quss had said. - And this shows that there was some remnants of tawheed.<text:line-break/><text:line-break/>The most important Hunafaa were four. Quss is one of them, but the most important were four.<text:line-break/><text:line-break/>And we have a number of details about them. Ibn Hisham narrates, -a very beautiful story-, he says that: before the coming of the Prophet SAW, the Quraish held a huge festival outside of Makkah. And they invited the entire city to celebrate with their idols. And they exalted their idols, they sacrificed, they did tawaf around their idols; when the entire city of Makkah left, four people found themselves remaining behind. And they realize when they found themselves remaining behind, that they are all upon the same wavelength. They're too embarrassed to tell people about this. So they didn't want to go. When they let the whole society leave, -the city's empty for a few days-, lo and behold, they thought they're going to be alone, (but) four people were there. So when the four people realize that 'we're all in <text:soft-page-break/>the same wavelength here', they said 'let us befriend one another; and let us not tell our people about our affair, that we disagree with this idolatry'.<text:line-break/><text:line-break/>These four people were? Number one: Waraqa ibn Nawfal ibn Asad. Who is Waraqa ibn Nawfal ibn Asad? Well, if we mention one more person: Khadija binti Khuwailid ibn Asad. Khadija binti Khuwailid ibn <text:span text:style-name="T2">Asad</text:span>; Warawa ibn Nawfal ibn <text:span text:style-name="T2">Asad</text:span>. So Waraqa and Khadija are? Cousins. Waraqa and Khadija are cousins. But Waraqa was around fifty or forty years older, because his father was the eldest, and Khadija's father was the youngest of the brothers. So he is around forty years older than Khadija.<text:line-break/><text:line-break/>So number one: Waraqa ibn Nawfal.<text:line-break/><text:line-break/>Number two: 'Ubaydillah ibn Jahsh. 'Ubaydillah ibn Jahsh is the Prophet SAW's cousin through his mother. So the Prophet SAW's aunt is 'Ubaydillah ibn Jahsh's mother. Aunt meaning Abdul Muttalib's daughter. So Abdul Muttalib's daughter (the Prophet SAW's aunt) is 'Ubaydillah ibn Jahsh's mother. So he's the Prophet SAW's cousin.<text:line-break/><text:line-break/>Number three: 'Uthman ibn al-Huwairith.<text:line-break/><text:line-break/>And number four: Zayd ibn 'Amr ibn Nufayl. And he is the cousin of Umar ibn al-Khattab ibn Nufayl. Umar ibn al-Khattab and Zayd ibn 'Amr. 'Amr and al-Khattab are brothers. So Umar is the first cousin of Zayd ibn 'Amr, but once again, Zayd is like forty, fifty years older than Umar.<text:line-break/><text:line-break/>So these are the four.<text:line-break/><text:line-break/>Once again:<text:line-break/>Waraqa ibn Nawfal,<text:line-break/>'Ubaydillah ibn Jahsh,<text:line-break/>'Uthman ibn al-Huwairith, and<text:line-break/>Zayd ibn 'Amr ibn Nufayl.<text:line-break/><text:line-break/>So these four said: 'Let us befriend one another, and not tell anybody about our affair. We all know that our people are upon misguidance; that they had left the pure religion of Ibrahim. Are we going to do tawaf around the stone? Are we going to sacrifice to a stone, that can neither benefit us nor harm us? Let us search for the original religion of Ibrahim AS. Let us search for the Hanifiya (and that's why Allah calls Ibrahim 'Hanif' throughout the Qur'an. Allah says that "millata Ibraahiima Haniifaa" in over 8 verses Allah calls Ibrahim 'Hanif'. And the Arabs knew that Ibrahim was Hanif). And therefore these people are saying, 'Let's search for the Hanifiya of Ibrahim'. So they all split up. And they all left Makkah for a while searching for the truth.<text:line-break/><text:line-break/>As for Waraqa ibn Nawfal, he eventually chose Christianity, and he studied its books and he learnt Hebrew and Aramaic, and he rejected the religion of the people of the Quraish, and he was a convert to Christianity. Waraqa, of course we know his story; that he was an old blind man in his eighties when the Prophet SAW's at the age of forty-heard "Iqra' bismi rabbika-lladzii khalaq". And everybody knew that this was a learned scholar; he's an eccentric academic for the Makkan standards - He reads and writes; he's a genius. If you can read and write in Makkah, you're a tenure professor; you're a big shot there, okay? He reads and writes; and he speaks Hebrew and Aramaic. So when "Iqra'" came down, Khadija held onto the hand of the Prophet SAW said: "Let's go to Waraqa", "Because he knows what's going on here", "He knows this stuff", "This is not a part of our civilization; we've never seen this <text:soft-page-break/>before", "Let's go to Waraqa". And so Waraqa was the one who recognized: "Yes, this is what we've been waiting for."<text:line-break/><text:line-break/>And -subhaanallah- it's very interesting if you ask the average Muslim who's the first convert? They say: "Abu Bakr". People jump over. (But) no, the first convert is Waraqa... -after Khadija-, we can say, the first male convert is Waraqa before Abu Bakr. Because even before the dawah began; even before the Prophet SAW realize he's a prophet, Waraqa understood what's going on. Because the Prophet SAW did not understand, "What did I see? What was this entity that came to me?" And so Waraqa said: "This is the same entity who came to Musa; came to Jesus; this is Jibril; this is the Namus (he called him); So it's the secret companion. He's the one whom Allah sends to the prophets."<text:line-break/><text:line-break/>And Waraqa was the one who said to him: "How I wish I were a young man. I've been searching my whole life for the truth." Can you imagine? Can you imagine, he must've spent sixty, seventy years waiting for the truth. And now when he's just about to die, he hears the Prophet SAW...so he regrets, he said: "How I wish I were a young man now. So that I could support you when your people persecute you and expel you." And this was the first shock to the Prophet SAW, "My people will expel me? My people are going to oppose me? And because Waraqa at this time knew the history of the previous nations, he said "Yes. Never has any prophet come with the truth, except that his own people opposed him." So this is Waraqa ibn Nawfal.<text:line-break/><text:line-break/>And Khadija says: "Famaa labitha", "Just a little while after this conversation, he passed away".<text:line-break/><text:line-break/>The first Muslim who died in Makkah was Waraqa ibn Nawfal.<text:line-break/><text:line-break/><text:line-break/><text:line-break/>'Ubaydillah ibn Jahsh has the saddest story. 'Ubaydillah ibn Jahsh converted to Christianity (and he was the cousin of the Prophet SAW), so when the Prophet SAW began preaching, he accepted Islam; and he married Ummi Salama. And they then migrated to Abyssinia. So he was a Muslim. But he became a murtad when he reached Abyssinia. And he reverted back to Christianity. And that was when -of course- Ummi Salama had to leave him. And he died shortly after that. And then the Prophet SAW proposed, and Ummi Salama became his wife.<text:line-break/><text:line-break/>And there's a whole story there about 'Ubaydillah ibn Jahsh which we don't have time for; but one simple benefit that we can derive from this; and it's a very important benefit: If you become murtad in a land that is not ruled by the sharia, this is your freedom. You cannot do anything. So the whole question... ~and I'm saying this now because our religion is being attacked: 'You guys have a blasphemy law! If somebody leaves your religion you have to cut his head off! That's what we are told'~.<text:line-break/><text:line-break/>The response is very simple: No. Our sharia tells us that in lands that are not ruled by Islam - 'Ubaydillah ibn Jahsh converted back to Christianity, nobody harmed a hair on his head. This is the land of Negus; the land of Najashi; 'do as you please'. It's not the land where the sharia is going to be implemented. So in lands other than the land of Islam, there's no question, the sharia would say that we don't implement that. And of course whether we implement or not -even in Islamic lands- there's a whole long conditions for that.<text:line-break/><text:line-break/>This is the second person; 'Ubaydillah ibn Jahsh.<text:line-break/><text:line-break/><text:soft-page-break/><text:line-break/><text:line-break/>The third, 'Uthman ibn al-Huwairith. 'Uthman ibn al-Huwairith, he too accepted Christianity; (so out of these four, three accepted Christianity; Waraqa eventually accepted Islam; 'Ubaydillah accepted Islam then went back to Christianity), 'Uthman remained a Christian until he die. We don't know whether he ever heard the Prophet SAW's message; because 'Uthman ibn al-Huwairith left Makkah never to return. He left Makkah...Now when did this incident take place? Probably...probably before the birth of the Prophet SAW. Or if it took place when he was alive, he would have been a little child; because...you do the math. Waraqa is in his eighties when the Prophet SAW is forty. So when did this took place? Maybe when Waraqa was in his twenties. So the Prophet SAW, [most likely, -again, this is all assumptions-], most likely, the scattering took place before the Prophet SAW was even born.<text:line-break/><text:line-break/>Now. 'Uthman ibn al-Huwairith travelled to Rome and he eventually made his way up into Caesar's palace. And it is said he became an interpreter; because they needed Arab interpreters; so he accepted Christianity and so he was given a lot of money, a lot of prestige; and he became a Christian; and he died a Christian. So these are the three out of the four.<text:line-break/><text:line-break/><text:line-break/><text:line-break/>The last one: Zayd ibn 'Amr ibn Nufayl has the most interesting story. And the Prophet SAW had a number of encounters with him. Zayd ibn 'Amr ibn Nufayl did not accept Christianity or Judaism. Because he was not impressed with either of them; and it is narrated that he told: both the Jewish rabbis and the Christian priests that he met, that 'this is not the religion of Ibrahim and you know it'. "This is not the religion of Ibrahim and you know it." So Zayd ibn 'Amr returned back to Makkah and he told the people. -Once he had now become mature and respected-: "O, people of Quraish. There is no one left upon the religion of Ibrahim in this whole city other than me. All of you have rejected the religion of Ibrahim." And Asma' binti Abi Bakr (the older sister of 'Aisha - Asma is around 20 years older than 'Aisha, so she's way older than 'Aisha) says that: She remembers as a young child, seeing Zayd ibn 'Amr ibn Nufayl rebuking the Quraish for worshiping idols; for giving meat to the idols; for trying to bury their daughters alive. And in fact -subhaanallah- how beautiful is this: when any Qureshi wanted to kill his daughter, Zayd would say: "Give her over to me. I will take care of her. And I will bring her up." "She'll become my daughter." So he would adopt all of the daughters that the Quraish wanted to kill. And this shows us his generosity and his kind heart. And he forbade any daughter to be killed, and said 'give them to me and I will raise them in my household'. And he refused to participate in any of their idolatry.<text:line-break/><text:line-break/>It is authentically mentioned that the Prophet SAW met Zayd ibn 'Amr ibn Nufayl when he was a young man. When the Prophet SAW was a young man. Before the prophecy began. And he asked him: "What is the matter between you and your people; why is there this animosity." So subhaanallah, this shows us, the Prophet SAW, even as a young man, he wants to 'study'. He wants to know. He's inquisitive mind. Probably as a teenager; we don't have an age here; -we can imagine maybe seventeen, eighteen...- the Prophet SAW is asking Zayd as this young child: "What is the matter; what do you believe; what do they believe." And so Zayd ibn 'Amr would explain to him that: "I cannot worship idols; I cannot do what these people are doing." And of the Prophet SAW found a kindred spirit; because as we know, the Prophet SAW himself never worshiped an idol. He never bowed his head in front of an idol; he never sacrifice meat to an idol; all of these things he himself did not do. So Zayd ibn 'Amr ibn Nufayl -as we said-, he continued upon this religion and he died 5 years before the Prophet SAW began preaching tawheed. 5 years. His son, Saeed ibn Zayd - is one of the companions- and unfortunately, we as Muslims don't know much about...-even though we should-...because Saeed <text:soft-page-break/>ibn Zayd is one of the ten who were promised Jannah. This is one of the big names. But unfortunately, we don't know much about him... meaning 'we'... meaning 'this society'; not that we don't know from the 'books'. Saeed ibn Zayd was one of the ten who are 'Ashara Mubashshara. - This is his son.<text:line-break/><text:line-break/>So one day, he said: "O, Messenger of Allah. You know my father; you remember my father. And you remember what he was upon. What will be his fate in the Akhira? You can tell me; he's loving; he's...." - he wants to know. "Ya Rasulullah, what's going to be the fate of my father in the Akhira?" So the Prophet SAW said: "He will be resurrected on the Day of Judgment; his own ummah." - He's a 'one man ummah' - without any prophet; because he was such a pious person. And when he went back from Isra' wa al-Mi'raj, -you know, the famous journey, we're gonna talk about that-, he said to Saeed ibn Zayd: "I entered Jannah and I saw your father. Allah had blessed him with not one but two gardens." So this shows us that even before the coming of Islam, people managed to enter Jannah because they rejected idolatry. Because their fitra, their innate nature told them that something is wrong. So Zayd ibn 'Amr ibn Nufayl is a 'one man ummah'. This is a trivia question: "Which ummah is there without any prophet." And we say: The ummah of Zayd ibn 'Amr ibn Nufayl. Okay? This is an ummah; which is a one man ummah without any prophet.<text:line-break/><text:line-break/>Now this shows us the status of the Arabs.<text:line-break/><text:line-break/>How about the status outside of Arabia? We already mentioned that the Roman Empire was upon Christianity. And the the Sassanid Empire or the Persian Empire was upon Zoroastrianism. And Zoroastrianism -of course- they have the concept of the 'god of fire' and the 'god of darkness'. Ahura Mazda and Ahriman. So they have a perpetual fire that is lit and they worship that. So the Zoroastrians are -from the Islamic perspective- a type of idolatry; a type of paganism.<text:line-break/><text:line-break/>How about the Christianity of Rome? Well again, to make a long story short...this is a whole interesting thing in and of itself... After Allah AWJ raised the Prophet Isa AS, we can say that there were within thirty, forty years, there were three major strands of Christianity. Three major understandings of Christianity.<text:line-break/><text:line-break/>The first type, it's called Gnosticism, which we're not going to talk about; it's a completely philosophized understanding. Gnosticism; it's a very mystical understanding. And they pretty much eliminated. There's really no Gnostic Christians anymore.<text:line-break/><text:line-break/>The two major groups of Christians, the first of them are called 'Jewish Christians'; this is the name that academics give: Jewish Christians.<text:line-break/><text:line-break/>And the second, some people call them 'Pauline Christians'; 'following Paul'...right? So there were Jewish Christians and there were Pauline Christians.<text:line-break/><text:line-break/>Jewish Christians, they believed -amongst other things- that they are Jews; that they have to follow the law of Musa; that they have a sharia -Kosher and Kashrut and all of these laws-, that they have to be circumcised; and eat zabiha, or kosher meat; and basically be practicing Jews. And that 'Jesus Christ was sent to the Jews'; and that 'he was The Promised Messiah' i. e. this is exactly what we believe. It is EXACTLY what we believe...right?<text:line-break/><text:line-break/>Now. Paul -who was never an actual disciple; he claimed to be a disciple; he claimed to see Jesus Christ in his vision-, Paul was the one who began a whole new theology. What is this theology? : "Jesus Christ has elements of divinity", "He's not just a man" "He's a super-man" (some type of divinity), <text:soft-page-break/>"Jesus Christ came to make the law unfunctional", "He came to replace the law", "If you believe in Jesus Christ, there is no sharia." And there the whole question of circumcision is discussed in the New Testament. So he said, "You don't have to circumcise." Basically 'you don't have to do the sharia anymore'. And then he began some elements of the trinity, he began this and that. So this is called Pauline Christianity.<text:line-break/><text:line-break/>For three hundred years, Christians debated over what is the meaning of Christianity; what is Jesus Christ - is he a prophet? is he a god? is he the son of god?; what are the bible; what is this and that... Until finally (and the Romans, initially -you know-, the Romans were pagan religion...right? They had the God Jupiter, and had this... The Romans were the worst enemies of the Christians. And there are these stories that they would find Christians and throw them to the lion pits and they would -you know- the Emperor Nero burned Christians alive; he made the whole city of Rome burning -alight- by Christian bodies; he would light a Christian for the light bulb of the city. So these were evil people and Christians were martyrs; and they were persecuted). So for two, three hundred years, Christians were martyrs. Until a 'miracle' happened... (there were probably around three, four percent Christians of the Roman Empire)...until a 'miracle' happened -from their perspective- and that is: the Emperor converted to Christianity.<text:line-break/><text:line-break/>Now the equivalent would be in our times, if the President of the United States converted to Islam; because we are around five, six percent; and Christians were around five.... ~Well, some says "He's already Muslim" but we're not gonna get into that theory, okay? Mr. Hussein...we're not gonna talk about him~. But the equivalent would literally be "You are a minority religion, you're five percent religion; and then the Emperor converts to your religion." This is what happened with Christianity...right? Constantine was the first Roman Emperor to convert to Christianity.<text:line-break/><text:line-break/>Now. Constantine isn't just some Joe on the street; he's 'the Emperor'. So he's not going to have these bickerings going on. So he convenes a whole council: "All you Christians who were fighting, come let's have a dialogue; and let's figure out what Christianity is." And then he wanted a certain version of Christianity (we're just zooming this quickly through because he's a pagan from before; so he wants a little bit of a paganistic element of Christianity). And so from that we get the 25th of December; we get the concept of halos; we get the concept of a trinity; we get the son of god - because they had a son of god in (inaudible)...all of this is -you know-, all of this comes from Constantine's decision in 325 in the city of Nicaea (which is now in Turkey); He held a council called "The Council of Nicaea" in 325 CE; Constantine decrees: Official Christianity is -basically- Pauline Christianity. "All other Christians, we're going to do to you what our ancestors did to the other Christians; we're going to burn you, persecute you, kill you."<text:line-break/><text:line-break/>So there was a massive outflux, an immigration, a hijra, of original Christians to other lands...right? And this is why it is said that some of them came to the Najashi's kingdom; and so the Najashi's kingdom had more Jewish Christians. And others, others went to Iran. The Roman Empire officially banished Jewish Christianity. And there was no such thing as Jewish Christianity officially in the Roman Empire. So Pauline Christianity then became the standard. From Pauline we got the Orthodox, the Catholic, the Protestant; and that's basically 99.9% of Christians. The original others, they are all completely gone.<text:line-break/><text:line-break/>Now. This is in 325. The Prophet SAW is born 570; 250 years before. So we have remnants, little bit of references that some of the original Christianity was saved. And the most interesting story we have is that of Salman al-Farisi.<text:line-break/><text:line-break/><text:soft-page-break/>Salman al-Farisi, his story is a very long story; it's narrated in musnad Imam Ahmad, and it is authentic; we'll summarize it; and I want all of you to read his story in the books of seerah in more detail. Because it's simple, it's...you don't need -you know-...you can understand it as it is. I'll summarize the main points. Salman al-Farisi was the son of the priest in Iran. In Persia. And his father was the one who kept the fire. ~Zoroastrians, they have to keep the fire lit 24/7. It's not allowed for the fire to be turned off. And even when they build a new temple, they have to import an ever-lit fire; they cannot just light a match and put it there, no. They have to take the fire (because they believe it's eternal; they believe it's an eternal fire) so any new temple that they built, they have to take a fire from another temple that's already been burning, and then they bring it to the new temple. So I asked one of them: "What did you do in America when you built your first temple; I mean where did you get the fire from?" They said: "We got a special plane; we commissioned a fire to be brought from one of our temples, in the plane! Because we're not allowed to just light a match and put the.......<text:line-break/><text:line-break/>I'm going to my tangent; let me stop here.<text:line-break/><text:line-break/>Back to the story.<text:line-break/><text:line-break/>Okay.<text:line-break/><text:line-break/>Salman al-Farisi. Salman al-Farisi, what was his story? Salman al-Farisi was the son of the fire keeper. So his father taught him how to keep the fire going and whatnot. So he would go and take care of the fire and come back home, that's his job; they are priests of the fire; they're priests of the Zoroastrians (or the Majus as we call them); and they're called in Urdu 'Parsis' because when Islam came and conquered them, they run away to India; and because they were from Persia, they were called Parsis. So Parsi means from Persia. But anyway, again, digress. Let me get back here. So Salman al-Farisi would go to the fire, and keep on lighting it up. He said ~and he's narrating the story himself~ He said: On the way there; on the road there; there was a monk who had his small monastery, (you know, the monks had a little cave, they have a monastery, and he would be worshiping, singing his hymns, praying all day and all night). And it intrigued me that 'this person has a different religion'. And I pass by everyday and I'd listen to his hymns; I'd listened to his chantings. And it was mesmerizing. And it attracted me. So one day, I had the guts to (basically) go and ask him: 'Can you tell me about your religion?'. And so the monk began to preach Christianity to Salman al-Farisi. And slowly but surely, Salman al-Farisi realize that what he is doing is idolatry, and what the monk has is a version of tawheed, and worship Allah, and whatnot; so he became attracted to Christianity; and he secretly converted. He secretly converted. When his father found out, his father locked him up with chains prevented him from leaving the house, tortured him. Because he's the 'priests', "How can your own son convert to..."... so it's a big matter of shame. And attempted to exterminate him. So Salman al-Farisi managed to escape from his own house and run away to Syria, which is the land of Christianity. And the monk had already (the monk had been executed because he converted the son of the priest; so they killed the monk), but the monk had told him that: 'Go to such and such, a monastery, and you will find 'people of my thought'; 'my inclination'. Don't go to any other monastery'." - So we know that this monk was not upon Pauline Christianity. Because he's telling him: "Don't go to the capital; don't go to Rome; go to this particular -you know- monastery. I'll tell you which one; and this is where I come from; and you go there."<text:line-break/><text:line-break/>So Salman al-Farisi went there, (and then to make a long story short), every time he went, he became the disciple (the main disciple of the monk), and the monk taught him how to worship; he remained a Christian. When each one died, he would tell him to go to another one. And this happened four times. When each one died, he would say: 'Okay, now you go to this guy'.<text:line-break/><text:soft-page-break/><text:line-break/>When he came to the fourth one, (you can imagine he was probably around 70, 80 years old now. Salman al-Farisi has these legends that 'he lived for 300 year'; once again, we understand it's a little bit of legends. Maybe he lived up to a 100, 115, something like that. He was the longest, the oldest of the sahaba in Madinah. And he was a very old man when he accepted Islam), so when the fourth one is about to die, ~listen to what he says~: He says: "My companions who sent you eventually all over to me (my group of people), I don't know anybody remaining upon that understanding of Christianity." - They're all gone now. "This was the group that we had; but I don't know anybody left upon our understanding of Christianity. But you have come to a time when The Promised One is about to come." - Now this is a version of Christianity which is not Pauline. So they have knowledge that is not found in the New Testament. Because one thing Constantine did ~and this is really sad but it's destroyed Christian history~ he chose the four books that are now a part of the New Testament; and he burned all the other books that opposed his theology; all the Jewish Christian books, (you know, the books of the Bible that we have...right? There's a four famous books; Constantine chose them; because they affirmed his belief. And all the other works and writings were burnt in front of his presence. So we don't have references and manuscripts; and that's why, again, let me just tell you: when the Dead Sea Scrolls were discovered, some of these people were actually Jewish Christians. And that's why it was such a 'big find'; that some groups, they were hiding in the caves of Qumran in Jordan. The Dead Sea Scrolls, you've heard of them...maybe...when they were discovered, these were some remnants of Messianic Jews, which people thought were never there. And they were living pre-Jesus Christ. So they're waiting for Jesus Christ to come. So they have some knowledge. And some of them, it is said, they accept it. So again, all of that is theory now people are deciphering it through.<text:line-break/><text:line-break/>Point being: We don't have access to what believes they had. But Salman al-Farisi tells us, in our authentic hadith, that they told him three things. What did they tell him? They said: "You're just about to come to the time when the man the Jesus Christ predicted is about to come. We know it; the signs have been met." - What are these signs? - We don't know. - But these people knew. So they're telling Salman: The signs have all come. And his time is just around the corner. So he told Salman: "My advice to you is you go seek this man out. Go seek this prophet out." "How? Where am I going to go?" "I will tell you three signs. I will tell you three signs. (1) He shall appear in a land that is full of dates; go to the land that is known for dates. (2) He will have a physical mark on his back (in Arabic we call the Khatim; the Seal... the prophecy... I'll talk about this -in sha Allah- later on; but it's a physical mound of hair, they say. And some say it's even a little bit of protrusion of the skin; the size of a pigeon's egg; this small, very small. Even smaller than this...right? It's a physical protrusion with beautiful colored hair; multi colored hair; it's been described...not just black, multi colored hair coming from between the shoulder blades of the Prophet SAW; it's a physical seal on his back). (3) This man will accept gifts, but he's never going to accept charity. He will accept gifts but he will never accept charity." - (To this day, in our fiqh, you cannot give charity to aal-Muhammad; you cannot give charity to descendants of the Prophet SAW to this day; it's not allowed).<text:line-break/><text:line-break/>So Salman asked (his sheikh died, his teacher died, this is) the fourth sheikh now (from his time; so we can imagine -you know- he's already probably around 50 years old at this time. So he asked): "What is the land that is the most well known for producing dates?" He asks in Syria; he is told "the land of Khaibar." Khaibar. Khaibar, which is close to Yathrib. So he asks around: "Who amongst you's going to Khaibar; how can I go to Khaibar." So he is told: "There are Arab caravans that trade in Damascus here. Get one of the caravans and go to Khaibar."<text:line-break/><text:line-break/>Now, Salman is a monk; he's a priest; he has no money; he has no prestige; he has no clan; he has no society. And so he says to a group of Arab traders: "Are you going to Khaibar? They said: "Yes. We're <text:soft-page-break/>going to Khaibar. Come with us." When he joined their caravan, they kidnapped him (meaning, they took him as a slave). Because again, this is a lawless society. There is no 911 you can call; there is no government; and Salman is not a member of Rome; he's not a member of Persia anymore, he's an exile; he doesn't have people who'll come and fight for him. This is a lawless society. So Salman is taken as a slave. And instead of ending up in Khaibar, he is sold to a group of Yahud who happened to live in Yathrib; which is later to be called Madinah. - Because he had that sincerity. And so for decades, he toiled in Madinah as a slave; as a seventy year old man, subhaanallah. As a slave, he's toiling in Madinah. And rumors began to spread of a man claiming to be a prophet. And rumors began to spread that he's immigrating to Madinah. And the Yahud began to be worried in trepidation because they thought "this is the king of the Arabs who's coming" ("And when the king of the Arabs come, then we're in trouble").<text:line-break/><text:line-break/>And Salman tells us this story that he was collecting dates from the top of the tree. And he heard his master speak with his brother (the master and his brother) that "the king of the Arabs has arrived". - This is the first Hijra. The first day of the Hijra. "The king of the Arabs has arrived". This, he's been waiting for the last 20 years. He literally jumps down and he runs to his master and says: "What happened? Did he come? Did he come?" And the masters slaps him across the head and says: "Go back to your work. What are you worried about?" Meaning: "You are a slave. Get back to your work." So Salman goes back finishes what he's doing; when he finishes the chore that are assigned to him, he takes some of his dates (which was his own food) and he comes to the Prophet SAW. (This is on the second, third day that he's in Madinah). And he says: "I heard that you're a stranger in this town. Here is some 'charity' for you." Puts it in front. So the Prophet SAW tells the sahaba, "Kulu", "Eat" - but he (the Prophet SAW) doesn't eat anything.<text:line-break/><text:line-break/>The second day after his chores are over, he brings another plate and he says: "Today I have come with you with some dates, and this is a 'gift' to you." So the Prophet SAW tells the sahaba, "Kulu" - but he eats as well.<text:line-break/><text:line-break/>So Salman now, his heart is racing, "This is a land of dates." - One sign has been met. "Now what do I do to get to the third sign?" So he stands up and he goes behind the Prophet SAW trying to take a peek, if he can look into his shirt, to see what he can do. And when this old man goes behind the Prophet SAW and starts peering and peeking, the Prophet SAW understood. So he unbuttoned his shirt, and he lowered it; he lowered it behind his back to literally show him the pigeon mark; the Khatim. And when Salman saw this, he began crying, and he began wailing and screaming; he came and he kissed the hands and the feet of the Prophet SAW; and he told him his whole story. And the Prophet SAW said, "We must help you for your freedom." And the people put a ridiculous price on him when they knew the Prophet SAW wanted him; they said: "You must give us...(I forgot now, is it a hundred fifty dates) a hundred fifty date TREES! Date trees!"... Salman says, "Where can I get a hundred fifty date trees from?" So the Prophet SAW said: "Next time it's the season to plant the seeds, call me."<text:line-break/><text:line-break/>So the Prophet SAW came, with his own hands he planted hundred, hundred fifty of those trees.<text:line-break/><text:line-break/>And within a year, there was full trees, so he goes 'Here's your ransom. Salman, you're free'. And Salman became a free Muslim...right? Because the Prophet SAW paid for his ransom through that baraka.<text:line-break/><text:line-break/>Now. The point being here: that Salman's story indicates...what? How few real Christians were left. Very few real Christians were left. And...~we only have time for one more, and then we'll have to conclude~. One more story that shows that there were only a few Christians left, is the story that is <text:soft-page-break/>mentioned in Sahih al-Bukhari, and that is the story of the Emperor Heraclius. The Emperor Heraclius.<text:line-break/><text:line-break/>The Emperor Heraclius was the emperor at the time of the Prophet SAW. And unlike most politicians in the world, he was an intelligent and educated man. And he was a scholar. And he was trained in Christianity. And when the Prophet SAW wrote a letter to the emperors in the 8th and 9th year of the Hijra (he wrote letters to the emperors; he wrote one to Heraclius; or to be more precise, he wrote one to the governor of Bahrain who was the governor of Heraclius; and so it reached Heraclius). And Heraclius at that time was visiting Iliya, which is Jerusalem. He was visiting Jerusalem. And so it was not supposed to get to him that fast; it was supposed to go to the governor; but he was in Jerusalem at the time. So when he read the letter, and the letter says that: "This is from Muhammad Rasulullah. Emperor of Rome,</text:p>
      <text:p text:style-name="P1">أسلم تسلم</text:p>
      <text:p text:style-name="P1">يؤتك الله أجرك مرتين</text:p>
      <text:p text:style-name="P1">فإن توليت فعليك إثم جميع الآريسيِّين</text:p>
      <text:p text:style-name="Standard"><text:line-break/>Aaccept Islam, you will be safe.<text:line-break/>Allah will give you a double reward.<text:line-break/>And if you reject Islam, then you shall bear the penalty of your whole people (because you are their leader)."<text:line-break/><text:line-break/>So it was a give and take; i.e. carrot and stick; I mean incentive and threat; in the letter - that you have to accept Islam, and what is Islam. So Heraclius said (there's a long story in Sahih Bukhari; again, in sha Allah, maybe one day we'll talk about it in more detail), Heraclius quizzed his viziers, "Are there any Arabs in town?" They said, "Yes. It just so happens that the caravan from Makkah is in Jerusalem now." "Call them right now to the palace."<text:line-break/><text:line-break/>Now, this is a trading caravan; you can imagine the 'suuq' and the 'emperor's palace'; they're not thinking they're going to come to the palace; immediately the Roman guards come to the suuq, and they march with the Quraish to the palace; they're trembling: "What did we do?" "What happened?". And lo and behold, it is none other than Abu Sufyan. So Abu Sufyan gets to meet the Emperor of Rome. And Heraclius and Abu Sufyan have a long conversation which is recorded in Bukhari, (maybe in sha Allah we'll talk about it the next week or the week after that), and at the end, Heraclius, after quizzing him, tells him that: "If what you tell me is true, then this is the Prophet that our scriptures have predicted."<text:line-break/><text:line-break/>Pause here.<text:line-break/><text:line-break/>There is no prediction in the current New Testament. So there must have been scriptures that are hidden from the public; and you know, there's theories in the Vatican and the Gospel of Barnabas (Allah knows all of this stuff, you know); but clearly, Heraclius has access to scriptures that the rest of the Christians don't have. And of course this makes complete sense, because he's the emperor of Rome; and to this day by the way, the Vatican library has books that are unpublished and...-you know-, 'secret' whatnot. And so Heraclius says: "This is the Prophet that has been predicted, and I knew he was coming but it never occurred that he would be from your race. I thought he would come from the Jews. It never occurred that he would be from your race; I didn't think he'd come from the Arabs." And Heraclius wrote to his confidante who was a bishop, one of the highest bishops of Rome (but we don't know his <text:soft-page-break/>name unfortunately), who was on the same wavelength as him. And the bishop confirmed: "Yes. He meets all of the signs." Yet Heraclius did not accept Islam because he realized : if he accepted Islam, then he'd have to give up being the emperor. And when you're the most powerful man on earth, then it's too tempting. And Heraclius refused to accept Islam because he could not give up being the Emperor of Rome in order to submit himself to Allah SWT; and therefore he died upon his faith.<text:line-break/><text:line-break/>Now we conclude by mentioning that in this dismal darkness, our Prophet SAW was sent; and that is exactly what the Prophet SAW says in a hadith, that:</text:p>
      <text:p text:style-name="P2">ألا إن ربي أمرني أن أعلمكم ما جهلتم مما علمني يومي هذا</text:p>
      <text:p text:style-name="Standard">"My Lord has commanded me to teach you that which you were ignorant of". And then he says:</text:p>
      <text:p text:style-name="P2">وإن الله تعالى نظر إلى أهل الأرض فمقتهم عربهم وعجمهم إلا بقايا من أهل الكتاب</text:p>
      <text:p text:style-name="Standard">[The hadith is in Muslim...Sahih Muslim].<text:line-break/>"Allah looked at the whole world and he despised everyone." 'Maqatahum' is more than 'Karihahum', it's the ashaddil karah; it's the harshest. "He despised them". - because of idolatry, because of Jahiliyah, because of paganism. "Except for some remnants of the people of the book". - The teachers of Salman...right? These are the only people. So the Prophet SAW is describing how the world was. And that is why we call it "Jahiliyah", utter Jahiliyah! And with the coming of the Prophet SAW, there will never be another Jahiliyah. And that is why Allah calls the Prophet SAW 'Nuur'. And Allah calls him 'Rahmatan lil 'aalamiin'. Because after the coming of the Prophet SAW, there is never going to be 'that' type of Jahiliyah.<text:line-break/><text:line-break/>And this shows us that a number of benefits (and in sha Allah, with this we conclude). Number one: The first, really, major benefit from all of this, and I want you to understand this point because wallahi it is so essential, living in the current climate where our religion is being bombarded by foreign ideas, by alien concepts, we're being told 'we have to reform completely and change our tradition'.<text:line-break/><text:line-break/>Number one: Guidance only comes from Allah. Not from our intellect. Not from our philosophy. Not from our rationalization. The world did not have a prophet or messenger for hundreds of years; from the time of Isa to the time of the Prophet SAW. What happened? No philosopher could conceive of the truth. No theologian, no intellectual, could guide mankind. Allah revealed the Qur'an to the Prophet SAW and then Hidayah came. The Qur'an is the Hidayah. The Prophet SAW is the Nuur. The Qur'an is the Shifaa. Without Allah's guidance, there is no guidance. And why is this important? Because modern mankind believes that guidance is the cumulative experience of what we've done; we keep on modifying; we keep on adopting; we keep on changing. What is haram today will become halal tomorrow; what is halal today will become haram tomorrow. Our grandfathers thought this was not cool, we think it is cool, 'so be it', 'it is cool', 'we're progressive'.<text:line-break/><text:line-break/>We need to understand very firmly here. Our guidance is the Qur'an and Sunnah and that is the ultimate guidance. We're not going to change the Qur'an and Sunnah according to the whims of a society; according to the tastes, and the culture of a generation. No! Eternal truth. If mankind could not achieve guidance until Allah revealed it, then how can we? And if our Prophet SAW... Allah says in the Qur'an:</text:p>
      <text:p text:style-name="P1">وَوَجَدَكَ ضَالًّا فَهَدَىٰ </text:p>
      <text:p text:style-name="Standard">He could not be guided until Allah gave him the Hidayah.<text:line-break/><text:line-break/>And Allah says in the Qur'an:</text:p>
      <text:p text:style-name="P1">مَا كُنتَ تَدْرِي مَا الْكِتَابُ وَلَا الْإِيمَانُ</text:p>
      <text:p text:style-name="Standard"><text:soft-page-break/>"You didn't know" (this is addressed to the Prophet SAW) "what was the book; what was iman; (until we gave you the Qur'an)." Our Rasul SAW sitting in Ghaari Hira (as we're gonna come to next week), he did not know ultimate truth...until Jibril came down. Is anybody going to claim that modern philosophers are better than our Prophet SAW? That modern ethicists and moralist, theologians and whatnot can just sit there in a room and contemplate and then come forth with how men should live? No! Allah says:</text:p>
      <text:p text:style-name="P1">أَيَحْسَبُ الْإِنسَانُ أَن يُتْرَكَ سُدًى</text:p>
      <text:p text:style-name="Standard">'We're the ones who're going to tell you how to live your life.'<text:line-break/><text:line-break/>The second point of benefit (we'll just mention through) : We really understand, subhaanallah, that most of mankind are like sheep; in that, they follow whatever the leaders say. Look at the Quraish. They knew that 'this is not the religion of Ibrahim', but because everybody's doing it, 'it's just too difficult to break away'. Deep down inside, they know something is wrong; but when all of society is doing a sin and a vice, it's easy to follow. Allah says in the Qur'an:</text:p>
      <text:p text:style-name="P1">وَمَا أَكْثَرُ النَّاسِ وَلَوْ حَرَصْتَ بِمُؤْمِنِينَ</text:p>
      <text:p text:style-name="Standard">'Most of mankind, even if you want them, they're not going to be believers'. <text:s/>And Allah says in the Qur'an: 'If you follow the majority of mankind, they will lead you astray.' Majority wants to follow desires, we have to be very frank here. The majority of mankind wants to be animalistic, hedonistic. They don't want sharia, they don't want law, they just want to follow their desires. And Allah says: No. We have a law. And that law will tell you how to be a better human.<text:line-break/><text:line-break/>And the final point that we'll benefit (and then -in sha Allah- we'll conclude for this week) : The story of Salman tells us... AND Zayd ibn 'Amr ibn Nufayl... tells us a beautiful fact: whoever is sincere will be guided. If there's good and there's sincerity, it doesn't matter if you're living in Jahiliyah; it doesn't matter if you're in a pagan society in Iran; it doesn't matter if you're surrounded by idols; if your heart is pure and you want to know the truth, Allah will guide you to the truth. Allah took Salman al-Farisi out of the depths of Jahiliyah; in a land which was not even a Christian land... And one by one he came closer to the truth, until Allah SWT brought him right in front of the feet of the Prophet Muhammad SAW.<text:line-break/><text:line-break/>When we show sincerity to Allah, Allah shows rahmah and guidance to us.<text:line-break/><text:line-break/>Wa jazaakumullahu khayran; wassalaamu 'alaykum wa rahmatullahi wa barakaatu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JP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JP Regular" style:font-family-asian="'Noto Sans CJK JP Regular'"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bir Ahmed</meta:initial-creator>
    <meta:creation-date>2018-03-10T17:35:41.012497137</meta:creation-date>
    <dc:date>2018-03-10T17:56:13.944602537</dc:date>
    <dc:creator>Zabir Ahmed</dc:creator>
    <meta:editing-duration>PT20M31S</meta:editing-duration>
    <meta:editing-cycles>7</meta:editing-cycles>
    <meta:generator>LibreOffice/6.0.2.1$Linux_X86_64 LibreOffice_project/f7f06a8f319e4b62f9bc5095aa112a65d2f3ac89</meta:generator>
    <dc:title>Religious Status of The World Before Islam</dc:title>
    <meta:document-statistic meta:table-count="0" meta:image-count="0" meta:object-count="0" meta:page-count="20" meta:paragraph-count="41" meta:word-count="13112" meta:character-count="72968" meta:non-whitespace-character-count="59765"/>
  </office:meta>
</office:document-meta>
</file>